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  <style:style style:name="P2" style:family="paragraph" style:parent-style-name="Standard">
      <style:text-properties fo:language="ru" fo:country="RU" fo:font-weight="bold" style:font-weight-asian="bold" style:font-weight-complex="bold"/>
    </style:style>
    <style:style style:name="P3" style:family="paragraph" style:parent-style-name="Standard" style:list-style-name="L1">
      <style:text-properties fo:language="ru" fo:country="RU"/>
    </style:style>
    <style:style style:name="P4" style:family="paragraph" style:parent-style-name="Standard" style:list-style-name="L3"/>
    <style:style style:name="P5" style:family="paragraph" style:parent-style-name="Standard" style:list-style-name="L4"/>
    <style:style style:name="P6" style:family="paragraph" style:parent-style-name="Standard" style:list-style-name="L6"/>
    <style:style style:name="P7" style:family="paragraph" style:parent-style-name="Standard" style:list-style-name="L7"/>
    <style:style style:name="P8" style:family="paragraph" style:parent-style-name="Standard" style:list-style-name="L9"/>
    <style:style style:name="P9" style:family="paragraph" style:parent-style-name="Standard" style:list-style-name="L10"/>
    <style:style style:name="P10" style:family="paragraph" style:parent-style-name="Standard" style:list-style-name="L11"/>
    <style:style style:name="P11" style:family="paragraph" style:parent-style-name="Standard" style:list-style-name="L12"/>
    <style:style style:name="P12" style:family="paragraph" style:parent-style-name="Standard" style:list-style-name="L13"/>
    <style:style style:name="P13" style:family="paragraph" style:parent-style-name="Standard" style:list-style-name="L15"/>
    <style:style style:name="P14" style:family="paragraph" style:parent-style-name="Standard" style:list-style-name="L16"/>
    <style:style style:name="P15" style:family="paragraph" style:parent-style-name="Standard" style:list-style-name="L19"/>
    <style:style style:name="P16" style:family="paragraph" style:parent-style-name="Standard" style:list-style-name="L19">
      <style:text-properties fo:color="#800000" style:text-underline-style="solid" style:text-underline-width="auto" style:text-underline-color="font-color" fo:font-weight="bold" style:font-weight-asian="bold" style:font-weight-complex="bold"/>
    </style:style>
    <style:style style:name="P17" style:family="paragraph" style:parent-style-name="Standard">
      <style:paragraph-properties fo:margin-left="1.251cm" fo:margin-right="0cm" fo:text-indent="0cm" style:auto-text-indent="false"/>
    </style:style>
    <style:style style:name="P18" style:family="paragraph" style:parent-style-name="Standard">
      <style:paragraph-properties fo:margin-left="0cm" fo:margin-right="0cm" fo:text-indent="0cm" style:auto-text-indent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none" fo:font-weight="bold" style:font-weight-asian="bold" style:font-weight-complex="bold"/>
    </style:style>
    <style:style style:name="T5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language="ru" fo:country="RU"/>
    </style:style>
    <style:style style:name="T8" style:family="text">
      <style:text-properties fo:language="ru" fo:country="RU"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8.361cm" fo:text-indent="-0.635cm" fo:margin-left="8.361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8.996cm" fo:text-indent="-0.635cm" fo:margin-left="8.996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9.631cm" fo:text-indent="-0.635cm" fo:margin-left="9.631cm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Описание реализации Web-консоли BAC (интерфейс управления)</text:p>
      <text:list xml:id="list2019250072" text:style-name="L1">
        <text:list-item>
          <text:list>
            <text:list-header>
              <text:p text:style-name="P3"><text:span text:style-name="T5"/></text:p>
              <text:p text:style-name="P3"><text:span text:style-name="T5">Вход в консоль выполняеться через аутентификацию клиентов</text:span>. Клиенты храняться в базе данных Blik Application Server (таблица BAS_USER). Аутентификация (предоставление прав) производиться в зависимости от ролей, которые назначены конкретному пользователю (BAS_USER_ROLE).</text:p>
              <text:p text:style-name="P3">При входе в консоль, пользователь должен ввести логин и пароль. </text:p>
              <text:p text:style-name="P3">При доступе к любой странице (html) консоли, проверяется авторизация и аутентификация пользователя (“вошел ли пользователь в консоль?”, “Можно ли ему просматривать данную страницу? Можно ли ему управлять на странице (write permission)?”).</text:p>
              <text:p text:style-name="P3">Для доступа в консоль BAS, пользователь должен иметь как минимум роль “<text:span text:style-name="T1">console</text:span>”. Права на доступ к конкретной странице описаны при описании реализации соответствующих страниц.</text:p>
            </text:list-header>
          </text:list>
        </text:list-item>
      </text:list>
      <text:p text:style-name="P1"/>
      <text:p text:style-name="P1"><text:tab/><text:span text:style-name="T6">Страницы BAS консоли.</text:span></text:p>
      <text:p text:style-name="P1"/>
      <text:list xml:id="list370429242" text:continue-numbering="true" text:style-name="L1">
        <text:list-item>
          <text:list>
            <text:list-item>
              <text:p text:style-name="P3"><text:span text:style-name="T2">Servers topology</text:span>. Страница состоит из 2-х частей: </text:p>
            </text:list-item>
          </text:list>
        </text:list-item>
      </text:list>
      <text:list xml:id="list506438718" text:style-name="L3">
        <text:list-item>
          <text:p text:style-name="P4"><text:span text:style-name="T7">древовидная структура топологии;</text:span></text:p>
        </text:list-item>
        <text:list-item>
          <text:p text:style-name="P4"><text:span text:style-name="T7">информация о выбраном элементе со структуры (в табличном виде).</text:span></text:p>
        </text:list-item>
      </text:list>
      <text:p text:style-name="P17"><text:span text:style-name="T7"/></text:p>
      <text:p text:style-name="P17"><text:span text:style-name="T7">Древовидная структура имеет вид:</text:span></text:p>
      <text:p text:style-name="P17"><text:span text:style-name="T7"><text:tab/>cluster_name1</text:span></text:p>
      <text:p text:style-name="P17"><text:span text:style-name="T7"><text:tab/><text:tab/>node_name_1</text:span></text:p>
      <text:p text:style-name="P17"><text:span text:style-name="T7"><text:tab/><text:tab/>node_name_2</text:span></text:p>
      <text:p text:style-name="P17"><text:span text:style-name="T7"><text:tab/><text:tab/>...</text:span></text:p>
      <text:p text:style-name="P17"><text:span text:style-name="T7"><text:tab/>cluster_name2</text:span></text:p>
      <text:p text:style-name="P17"><text:span text:style-name="T7"><text:tab/><text:tab/>node_name_3</text:span></text:p>
      <text:p text:style-name="P17"><text:span text:style-name="T7"><text:tab/><text:tab/>…</text:span></text:p>
      <text:p text:style-name="P17"><text:span text:style-name="T7"><text:tab/>…</text:span></text:p>
      <text:p text:style-name="P17"><text:span text:style-name="T7">Под этой структурой есть кнопки:</text:span></text:p>
      <text:list xml:id="list853342312" text:style-name="L6">
        <text:list-item>
          <text:p text:style-name="P6"><text:span text:style-name="T7">Append cluster — для добавления нового кластера в топологию;</text:span></text:p>
        </text:list-item>
        <text:list-item>
          <text:p text:style-name="P6"><text:span text:style-name="T7">Remove cluster — удаление кластера с топологии (только если нет дочерних элементов).</text:span></text:p>
        </text:list-item>
      </text:list>
      <text:p text:style-name="P17"><text:span text:style-name="T7"><text:tab/></text:span></text:p>
      <text:p text:style-name="P17"><text:span text:style-name="T7">При выборе элемента cluster_name# (кластер) отображаются две таблицы:</text:span></text:p>
      <text:list xml:id="list1346287417" text:style-name="L4">
        <text:list-item>
          <text:p text:style-name="P5"><text:span text:style-name="T7">Nodes — информация о нодах кластера (Node name — имя ноды, IP address — IP адрес, Status — статус работоспособности ноды)</text:span></text:p>
          <text:p text:style-name="P5"><text:span text:style-name="T7">С таблицей связаны следующие кнопки:</text:span></text:p>
          <text:list>
            <text:list-item>
              <text:p text:style-name="P5"><text:span text:style-name="T7">Append node — добавить ноду в кластер;</text:span></text:p>
            </text:list-item>
            <text:list-item>
              <text:p text:style-name="P5"><text:span text:style-name="T7">Modify node — изменить выделенную в таблице ноду;</text:span></text:p>
            </text:list-item>
            <text:list-item>
              <text:p text:style-name="P5"><text:span text:style-name="T7">Delete node — удалить выделенную в таблице ноду.</text:span></text:p>
            </text:list-item>
          </text:list>
        </text:list-item>
      </text:list>
      <text:p text:style-name="Standard"><text:span text:style-name="T7"><text:tab/><text:tab/>Данные о нодах храняться в таблице BAS_CLUSTER_NODE.</text:span></text:p>
      <text:p text:style-name="Standard"><text:span text:style-name="T7"/></text:p>
      <text:list xml:id="list1469818808" text:continue-numbering="true" text:style-name="L4">
        <text:list-item>
          <text:p text:style-name="P5"><text:span text:style-name="T7">Settings — системные параметры кластера (Parameter name — имя параметра, Value — значение параметра, Description — описание параметра).</text:span></text:p>
          <text:p text:style-name="P5"><text:span text:style-name="T7">С таблицей связаны следующие кнопки:</text:span></text:p>
          <text:list>
            <text:list-item>
              <text:p text:style-name="P5"><text:span text:style-name="T7">Append — добавить новый параметр для кластера;</text:span></text:p>
            </text:list-item>
            <text:list-item>
              <text:p text:style-name="P5"><text:span text:style-name="T7">Modify node — изменить выделенный параметр;</text:span></text:p>
            </text:list-item>
            <text:list-item>
              <text:p text:style-name="P5"><text:span text:style-name="T7">Delete node — удалить выделенный параметр.</text:span></text:p>
            </text:list-item>
          </text:list>
        </text:list-item>
      </text:list>
      <text:p text:style-name="Standard"><text:span text:style-name="T7"><text:tab/><text:tab/>Данные о системных параметрах храняться в таблице BAS_CONFIG (при <text:tab/></text:span><text:soft-page-break/><text:span text:style-name="T7"><text:tab/><text:tab/>config_type = 1).</text:span></text:p>
      <text:p text:style-name="Standard"><text:span text:style-name="T7"/></text:p>
      <text:p text:style-name="Standard"><text:span text:style-name="T7"><text:tab/>При выборе элемента node_name# (нода) отображается таблица: </text:span></text:p>
      <text:list xml:id="list480274467" text:style-name="L7">
        <text:list-item>
          <text:p text:style-name="P7"><text:span text:style-name="T7">Node information — информация о ноде. Имеет 2 столбца — Parameter и Value.</text:span></text:p>
        </text:list-item>
      </text:list>
      <text:p text:style-name="P18"><text:span text:style-name="T7"><text:tab/><text:tab/> В таблице отображается следующая информация:</text:span></text:p>
      <text:list xml:id="list1441557238" text:style-name="L9">
        <text:list-item>
          <text:p text:style-name="P8"><text:span text:style-name="T7">Количество обработаных запросов за последние сутки (таблица BAS_APP_STATICTIC при app_id=NULL)</text:span></text:p>
        </text:list-item>
        <text:list-item>
          <text:p text:style-name="P8"><text:span text:style-name="T7">Количество обработаных запросов за последний час (таблица BAS_APP_STATICTIC при app_id=NULL)</text:span></text:p>
        </text:list-item>
        <text:list-item>
          <text:p text:style-name="P8"><text:span text:style-name="T7">Количество общей/свободной памяти на сервере</text:span></text:p>
        </text:list-item>
        <text:list-item>
          <text:p text:style-name="P8"><text:span text:style-name="T7">Load avarage 5/10/15 min</text:span></text:p>
        </text:list-item>
        <text:list-item>
          <text:p text:style-name="P8"><text:span text:style-name="T7">Количество активных/свободных потоков (поток активных — если обрабатывает запрос в данный момент)</text:span></text:p>
        </text:list-item>
        <text:list-item>
          <text:p text:style-name="P8"><text:span text:style-name="T7">Загрузка CPU (%)</text:span></text:p>
        </text:list-item>
      </text:list>
      <text:p text:style-name="Standard"><text:span text:style-name="T7"/></text:p>
      <text:p text:style-name="Standard"><text:span text:style-name="T7"><text:tab/>Для доступа к странице Servers Topology пользователю должна быть назначена роль “</text:span><text:span text:style-name="T8">server_topology</text:span><text:span text:style-name="T7">”. Право изменения данных на этой странице имеет пользователь с ролью “</text:span><text:span text:style-name="T8">topology_modify</text:span><text:span text:style-name="T7">”.</text:span></text:p>
      <text:p text:style-name="Standard"><text:span text:style-name="T7"/></text:p>
      <text:p text:style-name="Standard"><text:span text:style-name="T7"/></text:p>
      <text:list xml:id="list369034366" text:continue-list="list370429242" text:style-name="L1">
        <text:list-item>
          <text:list>
            <text:list-item>
              <text:p text:style-name="P3"><text:span text:style-name="T2">Applications</text:span>. Страница состоит из 2-х частей: </text:p>
            </text:list-item>
          </text:list>
        </text:list-item>
      </text:list>
      <text:list xml:id="list1922390308" text:style-name="L10">
        <text:list-item>
          <text:p text:style-name="P9"><text:span text:style-name="T7">древовидная структура приложений в рамках кластера;</text:span></text:p>
        </text:list-item>
        <text:list-item>
          <text:p text:style-name="P9"><text:span text:style-name="T7">информация о выбранном элементе со структуры (в табличном виде).</text:span></text:p>
        </text:list-item>
      </text:list>
      <text:p text:style-name="P17"><text:span text:style-name="T7"/></text:p>
      <text:p text:style-name="P17"><text:span text:style-name="T7">Древовидная структура имеет вид:</text:span></text:p>
      <text:p text:style-name="P17"><text:span text:style-name="T7"><text:tab/>cluster_name1</text:span></text:p>
      <text:p text:style-name="P17"><text:span text:style-name="T7"><text:tab/><text:tab/>application_name_1_version</text:span></text:p>
      <text:p text:style-name="P17"><text:span text:style-name="T7"><text:tab/><text:tab/>application_name_2_version</text:span></text:p>
      <text:p text:style-name="P17"><text:span text:style-name="T7"><text:tab/><text:tab/>...</text:span></text:p>
      <text:p text:style-name="P17"><text:span text:style-name="T7"><text:tab/>cluster_name2</text:span></text:p>
      <text:p text:style-name="P17"><text:span text:style-name="T7"><text:tab/><text:tab/>application_name_3_version</text:span></text:p>
      <text:p text:style-name="P17"><text:span text:style-name="T7"><text:tab/><text:tab/>…</text:span></text:p>
      <text:p text:style-name="P17"><text:span text:style-name="T7"><text:tab/>…</text:span></text:p>
      <text:p text:style-name="P17"><text:span text:style-name="T7"/></text:p>
      <text:p text:style-name="P17"><text:span text:style-name="T7">При выборе элемента cluster_name# (кластер) отображаются две таблицы:</text:span></text:p>
      <text:list xml:id="list2108063024" text:continue-list="list1469818808" text:style-name="L4">
        <text:list-item>
          <text:p text:style-name="P5"><text:span text:style-name="T7">Applications — список приложений в кластере (Application name — имя приложения, Version — версия приложения, Status — статус приложения, ActiveState — запущено ли приложение)</text:span></text:p>
          <text:p text:style-name="P5"><text:span text:style-name="T7">С таблицей связанa следующая кнопка:</text:span></text:p>
          <text:list>
            <text:list-item>
              <text:p text:style-name="P5"><text:span text:style-name="T7">Deploy application — загрузить приложение.</text:span></text:p>
              <text:p text:style-name="P5"><text:span text:style-name="T7"/></text:p>
            </text:list-item>
          </text:list>
        </text:list-item>
      </text:list>
      <text:p text:style-name="Standard"><text:span text:style-name="T7"><text:tab/><text:tab/>Данные о приложениях хранятся в таблице BAS_APPLICATION.</text:span></text:p>
      <text:p text:style-name="P17"><text:span text:style-name="T7"/></text:p>
      <text:list xml:id="list587283301" text:style-name="L12">
        <text:list-item>
          <text:p text:style-name="P11"><text:span text:style-name="T7">Global applications configurations — список глобальных параметров конфигурации (Parameter — имя параметра, Value — значение параметра).</text:span></text:p>
        </text:list-item>
      </text:list>
      <text:p text:style-name="P17"><text:span text:style-name="T7"><text:tab/>С таблицей связаны следующие кнопки:</text:span></text:p>
      <text:list xml:id="list906989982" text:continue-list="list2108063024" text:style-name="L4">
        <text:list-item>
          <text:list>
            <text:list-item>
              <text:p text:style-name="P5"><text:span text:style-name="T7">Append — добавить новый параметр;</text:span></text:p>
            </text:list-item>
            <text:list-item>
              <text:p text:style-name="P5"><text:span text:style-name="T7">Modify node — изменить выделенный параметр;</text:span></text:p>
            </text:list-item>
            <text:list-item>
              <text:p text:style-name="P5"><text:span text:style-name="T7">Delete node — удалить выделенный параметр.</text:span></text:p>
            </text:list-item>
          </text:list>
        </text:list-item>
      </text:list>
      <text:p text:style-name="Standard"><text:span text:style-name="T7"><text:tab/><text:tab/>Данные о глобальных параметрах храняться в таблице BAS_CONFIG (при <text:tab/><text:tab/><text:tab/>config_type = 2).</text:span></text:p>
      <text:p text:style-name="P17"><text:soft-page-break/><text:span text:style-name="T7"/></text:p>
      <text:p text:style-name="P17"><text:span text:style-name="T7">При выборе элемента application_name#_version (приложение) отображаются три таблицы:</text:span></text:p>
      <text:list xml:id="list1777347923" text:continue-numbering="true" text:style-name="L4">
        <text:list-item>
          <text:p text:style-name="P5"><text:span text:style-name="T7">Application information — информация о приложении (Application name — имя приложения, Version — версия приложения, Status — статус приложения, ActiveState — запущено ли приложение, Statistic logining — логирование статистики, Transport — транспорт приложения HTTP/HTTPS)</text:span></text:p>
          <text:p text:style-name="P5"><text:span text:style-name="T7">С таблицей связаны следующие кнопки:</text:span></text:p>
          <text:list>
            <text:list-item>
              <text:p text:style-name="P5"><text:span text:style-name="T7">Modify application — изменить параметры приложения (Statistic logining, Transport).</text:span></text:p>
            </text:list-item>
            <text:list-item>
              <text:p text:style-name="P5"><text:span text:style-name="T7">Application statistic — показать статистику приложения.</text:span></text:p>
            </text:list-item>
            <text:list-item>
              <text:p text:style-name="P5"><text:span text:style-name="T7">Application In/Out — показать логи входных и выходных параметров.</text:span></text:p>
              <text:p text:style-name="P5"><text:span text:style-name="T7"/></text:p>
              <text:p text:style-name="P5"><text:span text:style-name="T7"/></text:p>
            </text:list-item>
          </text:list>
        </text:list-item>
      </text:list>
      <text:p text:style-name="Standard"><text:span text:style-name="T7"><text:tab/><text:tab/>Данные о приложениях хранятся в таблице BAS_APPLICATION. </text:span></text:p>
      <text:p text:style-name="Standard"><text:span text:style-name="T7"><text:tab/><text:tab/>Данные о статистике храниться в таблице BAS_APP_STATISTIC. </text:span></text:p>
      <text:p text:style-name="Standard"><text:span text:style-name="T7"><text:tab/><text:tab/>Данные о входных/выходных сообщениях хранятся в таблице <text:tab/><text:tab/></text:span></text:p>
      <text:p text:style-name="Standard"><text:span text:style-name="T7"><text:tab/><text:tab/>BAS_APP_MESSAGE.</text:span></text:p>
      <text:p text:style-name="Standard"><text:span text:style-name="T7"/></text:p>
      <text:list xml:id="list543843269" text:style-name="L16">
        <text:list-item>
          <text:p text:style-name="P14"><text:span text:style-name="T7">Application's methods — методы приложения (Method name — имя метода, Input logining — логирование входных сообщений, Output logining — логирование выходных сообщений).</text:span></text:p>
          <text:p text:style-name="P14"><text:span text:style-name="T7"/></text:p>
          <text:p text:style-name="P14"><text:span text:style-name="T7">С таблицей связаны следующие кнопки:</text:span></text:p>
          <text:list>
            <text:list-item>
              <text:p text:style-name="P14"><text:span text:style-name="T7">Modify method logining — изменить параметры логирования выделенного метода;</text:span></text:p>
            </text:list-item>
            <text:list-item>
              <text:p text:style-name="P14"><text:span text:style-name="T7">Test methods — тестировать выделенный метод приложения.</text:span></text:p>
            </text:list-item>
          </text:list>
          <text:p text:style-name="P14"><text:span text:style-name="T7">Данные о методах приложения хранятся в таблице BAS_APP_METHOD.</text:span></text:p>
          <text:p text:style-name="P14"><text:span text:style-name="T7"/></text:p>
        </text:list-item>
      </text:list>
      <text:list xml:id="list1470336623" text:style-name="L13">
        <text:list-item>
          <text:p text:style-name="P12"><text:span text:style-name="T7">Application configuration — конфигурационные параметры приложения (Parameter — имя параметра конфигурации, Value — значение конфигурационного параметра).</text:span></text:p>
        </text:list-item>
      </text:list>
      <text:p text:style-name="P17"><text:span text:style-name="T7"><text:tab/></text:span></text:p>
      <text:p text:style-name="P17"><text:span text:style-name="T7"><text:tab/>С таблицей связаны следующие кнопки:</text:span></text:p>
      <text:list xml:id="list392226604" text:continue-list="list1777347923" text:style-name="L4">
        <text:list-item>
          <text:list>
            <text:list-item>
              <text:p text:style-name="P5"><text:span text:style-name="T7">Append — добавить новый параметр;</text:span></text:p>
            </text:list-item>
            <text:list-item>
              <text:p text:style-name="P5"><text:span text:style-name="T7">Modify parameter — изменить выделенный параметр;</text:span></text:p>
            </text:list-item>
            <text:list-item>
              <text:p text:style-name="P5"><text:span text:style-name="T7">Delete parameter — удалить выделенный параметр.</text:span></text:p>
            </text:list-item>
          </text:list>
        </text:list-item>
      </text:list>
      <text:p text:style-name="Standard"><text:span text:style-name="T7"><text:tab/><text:tab/>Данные о параметрах приложения хранятся в таблице BAS_CONFIG (при <text:tab/><text:tab/><text:tab/>config_type = 3). </text:span></text:p>
      <text:p text:style-name="Standard"><text:span text:style-name="T7"><text:tab/></text:span></text:p>
      <text:p text:style-name="Standard"><text:span text:style-name="T7"><text:tab/>Для доступа к странице Applications пользователю должна быть назначена роль “</text:span><text:span text:style-name="T8">applications_access</text:span><text:span text:style-name="T7">”. Право изменения данных на этой странице имеет пользователь с ролью “</text:span><text:span text:style-name="T8">applications_modify</text:span><text:span text:style-name="T7">”.</text:span></text:p>
      <text:p text:style-name="Standard"><text:span text:style-name="T7"/></text:p>
      <text:p text:style-name="Standard"><text:span text:style-name="T7"/></text:p>
      <text:p text:style-name="Standard"><text:span text:style-name="T7"/></text:p>
      <text:list xml:id="list279454382" text:style-name="L19">
        <text:list-item>
          <text:list>
            <text:list-item>
              <text:list>
                <text:list-item>
                  <text:p text:style-name="P15"><text:span text:style-name="T7">Users — управление пользователями.</text:span></text:p>
                  <text:p text:style-name="P16"><text:span text:style-name="T7">TODO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Константин Андрусенко</meta:initial-creator>
    <meta:creation-date>2010-05-22T10:33:44</meta:creation-date>
    <dc:date>2010-05-22T19:37:07</dc:date>
    <dc:creator>Константин Андрусенко</dc:creator>
    <meta:editing-duration>PT09H03M27S</meta:editing-duration>
    <meta:editing-cycles>19</meta:editing-cycles>
    <meta:generator>OpenOffice.org/3.2$Linux OpenOffice.org_project/320m12$Build-9483</meta:generator>
    <meta:document-statistic meta:table-count="0" meta:image-count="0" meta:object-count="0" meta:page-count="3" meta:paragraph-count="94" meta:word-count="777" meta:character-count="5741"/>
  </office:meta>
</office:document-meta>
</file>